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cdb3" officeooo:paragraph-rsid="0006cd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1</text:p>
      <text:p text:style-name="P1"/>
      <text:p text:style-name="P1">Size of the tree : 917</text:p>
      <text:p text:style-name="P1"/>
      <text:p text:style-name="P1">Time taken to build model: 0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8"/>651 <text:s text:c="14"/>65.1 <text:s text:c="3"/>%</text:p>
      <text:p text:style-name="P1">Incorrectly Classified Instances <text:s text:c="6"/>349 <text:s text:c="14"/>34.9 <text:s text:c="3"/>%</text:p>
      <text:p text:style-name="P1">Kappa statistic <text:s text:c="25"/>0.6121</text:p>
      <text:p text:style-name="P1">Mean absolute error <text:s text:c="21"/>0.0698</text:p>
      <text:p text:style-name="P1">Root mean squared error <text:s text:c="17"/>0.2642</text:p>
      <text:p text:style-name="P1">Relative absolute error <text:s text:c="16"/>38.7987 %</text:p>
      <text:p text:style-name="P1">Root relative squared error <text:s text:c="12"/>88.0886 %</text:p>
      <text:p text:style-name="P1">Total Number of Instances <text:s text:c="12"/>10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854 <text:s text:c="4"/>0.022 <text:s text:c="5"/>0.815 <text:s text:c="4"/>0.854 <text:s text:c="4"/>0.834 <text:s text:c="5"/>0.916 <text:s text:c="3"/>0</text:p>
      <text:p text:style-name="P1">0.769 <text:s text:c="4"/>0.046 <text:s text:c="5"/>0.661 <text:s text:c="4"/>0.769 <text:s text:c="4"/>0.711 <text:s text:c="5"/>0.862 <text:s text:c="3"/>1</text:p>
      <text:p text:style-name="P1">0.736 <text:s text:c="4"/>0.036 <text:s text:c="5"/>0.66 <text:s text:c="5"/>0.736 <text:s text:c="4"/>0.696 <text:s text:c="5"/>0.85 <text:s text:c="4"/>2</text:p>
      <text:p text:style-name="P1">0.613 <text:s text:c="4"/>0.044 <text:s text:c="5"/>0.636 <text:s text:c="4"/>0.613 <text:s text:c="4"/>0.624 <text:s text:c="5"/>0.784 <text:s text:c="3"/>3</text:p>
      <text:p text:style-name="P1">0.638 <text:s text:c="4"/>0.025 <text:s text:c="5"/>0.753 <text:s text:c="4"/>0.638 <text:s text:c="4"/>0.691 <text:s text:c="5"/>0.807 <text:s text:c="3"/>4</text:p>
      <text:p text:style-name="P1">0.604 <text:s text:c="4"/>0.039 <text:s text:c="5"/>0.611 <text:s text:c="4"/>0.604 <text:s text:c="4"/>0.608 <text:s text:c="5"/>0.783 <text:s text:c="3"/>5</text:p>
      <text:p text:style-name="P1">0.757 <text:s text:c="4"/>0.024 <text:s text:c="5"/>0.794 <text:s text:c="4"/>0.757 <text:s text:c="4"/>0.775 <text:s text:c="5"/>0.867 <text:s text:c="3"/>6</text:p>
      <text:p text:style-name="P1">0.531 <text:s text:c="4"/>0.037 <text:s text:c="5"/>0.607 <text:s text:c="4"/>0.531 <text:s text:c="4"/>0.567 <text:s text:c="5"/>0.747 <text:s text:c="3"/>7</text:p>
      <text:p text:style-name="P1">0.516 <text:s text:c="4"/>0.072 <text:s text:c="5"/>0.43 <text:s text:c="5"/>0.516 <text:s text:c="4"/>0.469 <text:s text:c="5"/>0.722 <text:s text:c="3"/>8</text:p>
      <text:p text:style-name="P1">0.475 <text:s text:c="4"/>0.044 <text:s text:c="5"/>0.545 <text:s text:c="4"/>0.475 <text:s text:c="4"/>0.508 <text:s text:c="5"/>0.715 <text:s text:c="3"/>9</text:p>
      <text:p text:style-name="P1">Weighted Avg. <text:s text:c="3"/>0.651 <text:s text:c="4"/>0.038 <text:s text:c="5"/>0.654 <text:s text:c="4"/>0.651 <text:s text:c="4"/>0.651 <text:s text:c="5"/>0.806</text:p>
      <text:p text:style-name="P1"/>
      <text:p text:style-name="P1">=== Confusion Matrix ===</text:p>
      <text:p text:style-name="P1"/>
      <text:p text:style-name="P1">a <text:s/>b <text:s/>c <text:s/>d <text:s/>e <text:s/>f <text:s/>g <text:s/>h <text:s/>i <text:s/>j <text:s text:c="2"/>&lt;-- classified as</text:p>
      <text:p text:style-name="P1">88 <text:s/>0 <text:s/>3 <text:s/>0 <text:s/>2 <text:s/>1 <text:s/>0 <text:s/>1 <text:s/>5 <text:s/>3 | <text:s/>a = 0</text:p>
      <text:p text:style-name="P1">0 80 <text:s/>4 <text:s/>1 <text:s/>4 <text:s/>1 <text:s/>5 <text:s/>1 <text:s/>5 <text:s/>3 | <text:s/>b = 1</text:p>
      <text:p text:style-name="P1">0 <text:s/>3 64 <text:s/>6 <text:s/>0 <text:s/>3 <text:s/>4 <text:s/>3 <text:s/>4 <text:s/>0 | <text:s/>c = 2</text:p>
      <text:p text:style-name="P1">1 <text:s/>7 <text:s/>4 68 <text:s/>0 <text:s/>6 <text:s/>3 <text:s/>5 10 <text:s/>7 | <text:s/>d = 3</text:p>
      <text:p text:style-name="P1">2 <text:s/>9 <text:s/>0 <text:s/>0 67 <text:s/>2 <text:s/>3 <text:s/>6 <text:s/>7 <text:s/>9 | <text:s/>e = 4</text:p>
      <text:p text:style-name="P1">3 <text:s/>9 <text:s/>8 <text:s/>3 <text:s/>4 55 <text:s/>0 <text:s/>3 <text:s/>3 <text:s/>3 | <text:s/>f = 5</text:p>
      <text:p text:style-name="P1">6 <text:s/>4 <text:s/>2 <text:s/>2 <text:s/>0 <text:s/>2 81 <text:s/>2 <text:s/>8 <text:s/>0 | <text:s/>g = 6</text:p>
      <text:p text:style-name="P1">1 <text:s/>3 <text:s/>6 <text:s/>3 <text:s/>5 <text:s/>8 <text:s/>1 51 12 <text:s/>6 | <text:s/>h = 7</text:p>
      <text:p text:style-name="P1">2 <text:s/>2 <text:s/>6 12 <text:s/>5 <text:s/>2 <text:s/>4 <text:s/>4 49 <text:s/>9 | <text:s/>i = 8</text:p>
      <text:p text:style-name="P1">5 <text:s/>4 <text:s/>0 12 <text:s/>2 10 <text:s/>1 <text:s/>8 11 48 | <text:s/>j = 9</text:p>
      <text:p text:style-name="P1"/>
      <text:p text:style-name="P1"/>
      <text:p text:style-name="P1"/>
      <text:p text:style-name="P1"><text:soft-page-break/>#######################################################################################################################################################################################################################################</text:p>
      <text:p text:style-name="P1">#10</text:p>
      <text:p text:style-name="P1"/>
      <text:p text:style-name="P1">Size of the tree : 279</text:p>
      <text:p text:style-name="P1"/>
      <text:p text:style-name="P1">Time taken to build model: 0.01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8"/>790 <text:s text:c="14"/>79 <text:s text:c="5"/>%</text:p>
      <text:p text:style-name="P1">Incorrectly Classified Instances <text:s text:c="6"/>210 <text:s text:c="14"/>21 <text:s text:c="5"/>%</text:p>
      <text:p text:style-name="P1">Kappa statistic <text:s text:c="25"/>0.7664</text:p>
      <text:p text:style-name="P1">Mean absolute error <text:s text:c="21"/>0.042 </text:p>
      <text:p text:style-name="P1">Root mean squared error <text:s text:c="17"/>0.2049</text:p>
      <text:p text:style-name="P1">Relative absolute error <text:s text:c="16"/>23.3459 %</text:p>
      <text:p text:style-name="P1">Root relative squared error <text:s text:c="12"/>68.3308 %</text:p>
      <text:p text:style-name="P1">Total Number of Instances <text:s text:c="12"/>10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71 <text:s text:c="4"/>0.008 <text:s text:c="5"/>0.935 <text:s text:c="4"/>0.971 <text:s text:c="4"/>0.952 <text:s text:c="5"/>0.982 <text:s text:c="3"/>0</text:p>
      <text:p text:style-name="P1">0.856 <text:s text:c="4"/>0.028 <text:s text:c="5"/>0.781 <text:s text:c="4"/>0.856 <text:s text:c="4"/>0.817 <text:s text:c="5"/>0.914 <text:s text:c="3"/>1</text:p>
      <text:p text:style-name="P1">0.782 <text:s text:c="4"/>0.014 <text:s text:c="5"/>0.84 <text:s text:c="5"/>0.782 <text:s text:c="4"/>0.81 <text:s text:c="6"/>0.884 <text:s text:c="3"/>2</text:p>
      <text:p text:style-name="P1">0.739 <text:s text:c="4"/>0.042 <text:s text:c="5"/>0.689 <text:s text:c="4"/>0.739 <text:s text:c="4"/>0.713 <text:s text:c="5"/>0.849 <text:s text:c="3"/>3</text:p>
      <text:p text:style-name="P1">0.838 <text:s text:c="4"/>0.018 <text:s text:c="5"/>0.846 <text:s text:c="4"/>0.838 <text:s text:c="4"/>0.842 <text:s text:c="5"/>0.91 <text:s text:c="4"/>4</text:p>
      <text:p text:style-name="P1">0.714 <text:s text:c="4"/>0.024 <text:s text:c="5"/>0.747 <text:s text:c="4"/>0.714 <text:s text:c="4"/>0.73 <text:s text:c="6"/>0.845 <text:s text:c="3"/>5</text:p>
      <text:p text:style-name="P1">0.935 <text:s text:c="4"/>0.013 <text:s text:c="5"/>0.893 <text:s text:c="4"/>0.935 <text:s text:c="4"/>0.913 <text:s text:c="5"/>0.961 <text:s text:c="3"/>6</text:p>
      <text:p text:style-name="P1">0.792 <text:s text:c="4"/>0.015 <text:s text:c="5"/>0.844 <text:s text:c="4"/>0.792 <text:s text:c="4"/>0.817 <text:s text:c="5"/>0.888 <text:s text:c="3"/>7</text:p>
      <text:p text:style-name="P1">0.632 <text:s text:c="4"/>0.025 <text:s text:c="5"/>0.723 <text:s text:c="4"/>0.632 <text:s text:c="4"/>0.674 <text:s text:c="5"/>0.803 <text:s text:c="3"/>8</text:p>
      <text:p text:style-name="P1">0.614 <text:s text:c="4"/>0.046 <text:s text:c="5"/>0.602 <text:s text:c="4"/>0.614 <text:s text:c="4"/>0.608 <text:s text:c="5"/>0.784 <text:s text:c="3"/>9</text:p>
      <text:p text:style-name="P1">Weighted Avg. <text:s text:c="3"/>0.79 <text:s text:c="5"/>0.024 <text:s text:c="5"/>0.79 <text:s text:c="5"/>0.79 <text:s text:c="5"/>0.789 <text:s text:c="5"/>0.883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100 <text:s text:c="2"/>0 <text:s text:c="2"/>0 <text:s text:c="2"/>0 <text:s text:c="2"/>1 <text:s text:c="2"/>0 <text:s text:c="2"/>0 <text:s text:c="2"/>0 <text:s text:c="2"/>0 <text:s text:c="2"/>2 | <text:s text:c="2"/>a = 0</text:p>
      <text:p text:style-name="P1">1 <text:s/>89 <text:s text:c="2"/>1 <text:s text:c="2"/>3 <text:s text:c="2"/>2 <text:s text:c="2"/>1 <text:s text:c="2"/>2 <text:s text:c="2"/>1 <text:s text:c="2"/>2 <text:s text:c="2"/>2 | <text:s text:c="2"/>b = 1</text:p>
      <text:p text:style-name="P1">1 <text:s text:c="2"/>2 <text:s/>68 <text:s text:c="2"/>7 <text:s text:c="2"/>0 <text:s text:c="2"/>1 <text:s text:c="2"/>1 <text:s text:c="2"/>2 <text:s text:c="2"/>5 <text:s text:c="2"/>0 | <text:s text:c="2"/>c = 2</text:p>
      <text:p text:style-name="P1">2 <text:s text:c="2"/>1 <text:s text:c="2"/>4 <text:s/>82 <text:s text:c="2"/>0 <text:s text:c="2"/>3 <text:s text:c="2"/>2 <text:s text:c="2"/>3 <text:s text:c="2"/>2 <text:s/>12 | <text:s text:c="2"/>d = 3</text:p>
      <text:p text:style-name="P1">0 <text:s text:c="2"/>5 <text:s text:c="2"/>0 <text:s text:c="2"/>0 <text:s/>88 <text:s text:c="2"/>2 <text:s text:c="2"/>4 <text:s text:c="2"/>2 <text:s text:c="2"/>0 <text:s text:c="2"/>4 | <text:s text:c="2"/>e = 4</text:p>
      <text:p text:style-name="P1">1 <text:s text:c="2"/>2 <text:s text:c="2"/>1 <text:s text:c="2"/>4 <text:s text:c="2"/>2 <text:s/>65 <text:s text:c="2"/>1 <text:s text:c="2"/>0 <text:s text:c="2"/>8 <text:s text:c="2"/>7 | <text:s text:c="2"/>f = 5</text:p>
      <text:p text:style-name="P1">0 <text:s text:c="2"/>1 <text:s text:c="2"/>1 <text:s text:c="2"/>0 <text:s text:c="2"/>1 <text:s text:c="2"/>2 100 <text:s text:c="2"/>2 <text:s text:c="2"/>0 <text:s text:c="2"/>0 | <text:s text:c="2"/>g = 6</text:p>
      <text:p text:style-name="P1">0 <text:s text:c="2"/>0 <text:s text:c="2"/>1 <text:s text:c="2"/>2 <text:s text:c="2"/>3 <text:s text:c="2"/>2 <text:s text:c="2"/>0 <text:s/>76 <text:s text:c="2"/>3 <text:s text:c="2"/>9 | <text:s text:c="2"/>h = 7</text:p>
      <text:p text:style-name="P1">0 <text:s text:c="2"/>7 <text:s text:c="2"/>5 <text:s text:c="2"/>8 <text:s text:c="2"/>2 <text:s text:c="2"/>5 <text:s text:c="2"/>2 <text:s text:c="2"/>1 <text:s/>60 <text:s text:c="2"/>5 | <text:s text:c="2"/>i = 8</text:p>
      <text:p text:style-name="P1">2 <text:s text:c="2"/>7 <text:s text:c="2"/>0 <text:s/>13 <text:s text:c="2"/>5 <text:s text:c="2"/>6 <text:s text:c="2"/>0 <text:s text:c="2"/>3 <text:s text:c="2"/>3 <text:s/>62 | <text:s text:c="2"/>j = 9</text:p>
      <text:p text:style-name="P1"/>
      <text:p text:style-name="P1"/>
      <text:p text:style-name="P1"><text:soft-page-break/>#######################################################################################################################################################################################################################################</text:p>
      <text:p text:style-name="P1">#15 </text:p>
      <text:p text:style-name="P1"/>
      <text:p text:style-name="P1">Size of the tree : 241</text:p>
      <text:p text:style-name="P1"/>
      <text:p text:style-name="P1">Time taken to build model: 0.01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8"/>819 <text:s text:c="14"/>81.9 <text:s text:c="3"/>%</text:p>
      <text:p text:style-name="P1">Incorrectly Classified Instances <text:s text:c="6"/>181 <text:s text:c="14"/>18.1 <text:s text:c="3"/>%</text:p>
      <text:p text:style-name="P1">Kappa statistic <text:s text:c="25"/>0.7988</text:p>
      <text:p text:style-name="P1">Mean absolute error <text:s text:c="21"/>0.0362</text:p>
      <text:p text:style-name="P1">Root mean squared error <text:s text:c="17"/>0.1903</text:p>
      <text:p text:style-name="P1">Relative absolute error <text:s text:c="16"/>20.122 <text:s/>%</text:p>
      <text:p text:style-name="P1">Root relative squared error <text:s text:c="12"/>63.4375 %</text:p>
      <text:p text:style-name="P1">Total Number of Instances <text:s text:c="12"/>10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71 <text:s text:c="4"/>0.003 <text:s text:c="5"/>0.971 <text:s text:c="4"/>0.971 <text:s text:c="4"/>0.971 <text:s text:c="5"/>0.984 <text:s text:c="3"/>0</text:p>
      <text:p text:style-name="P1">0.837 <text:s text:c="4"/>0.021 <text:s text:c="5"/>0.821 <text:s text:c="4"/>0.837 <text:s text:c="4"/>0.829 <text:s text:c="5"/>0.908 <text:s text:c="3"/>1</text:p>
      <text:p text:style-name="P1">0.816 <text:s text:c="4"/>0.019 <text:s text:c="5"/>0.807 <text:s text:c="4"/>0.816 <text:s text:c="4"/>0.811 <text:s text:c="5"/>0.899 <text:s text:c="3"/>2</text:p>
      <text:p text:style-name="P1">0.802 <text:s text:c="4"/>0.025 <text:s text:c="5"/>0.802 <text:s text:c="4"/>0.802 <text:s text:c="4"/>0.802 <text:s text:c="5"/>0.889 <text:s text:c="3"/>3</text:p>
      <text:p text:style-name="P1">0.771 <text:s text:c="4"/>0.019 <text:s text:c="5"/>0.827 <text:s text:c="4"/>0.771 <text:s text:c="4"/>0.798 <text:s text:c="5"/>0.876 <text:s text:c="3"/>4</text:p>
      <text:p text:style-name="P1">0.802 <text:s text:c="4"/>0.022 <text:s text:c="5"/>0.785 <text:s text:c="4"/>0.802 <text:s text:c="4"/>0.793 <text:s text:c="5"/>0.89 <text:s text:c="4"/>5</text:p>
      <text:p text:style-name="P1">0.953 <text:s text:c="4"/>0.013 <text:s text:c="5"/>0.895 <text:s text:c="4"/>0.953 <text:s text:c="4"/>0.923 <text:s text:c="5"/>0.97 <text:s text:c="4"/>6</text:p>
      <text:p text:style-name="P1">0.802 <text:s text:c="4"/>0.017 <text:s text:c="5"/>0.837 <text:s text:c="4"/>0.802 <text:s text:c="4"/>0.819 <text:s text:c="5"/>0.893 <text:s text:c="3"/>7</text:p>
      <text:p text:style-name="P1">0.726 <text:s text:c="4"/>0.031 <text:s text:c="5"/>0.711 <text:s text:c="4"/>0.726 <text:s text:c="4"/>0.719 <text:s text:c="5"/>0.848 <text:s text:c="3"/>8</text:p>
      <text:p text:style-name="P1">0.693 <text:s text:c="4"/>0.031 <text:s text:c="5"/>0.714 <text:s text:c="4"/>0.693 <text:s text:c="4"/>0.704 <text:s text:c="5"/>0.831 <text:s text:c="3"/>9</text:p>
      <text:p text:style-name="P1">Weighted Avg. <text:s text:c="3"/>0.819 <text:s text:c="4"/>0.02 <text:s text:c="6"/>0.819 <text:s text:c="4"/>0.819 <text:s text:c="4"/>0.819 <text:s text:c="5"/>0.899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100 <text:s text:c="2"/>1 <text:s text:c="2"/>0 <text:s text:c="2"/>1 <text:s text:c="2"/>1 <text:s text:c="2"/>0 <text:s text:c="2"/>0 <text:s text:c="2"/>0 <text:s text:c="2"/>0 <text:s text:c="2"/>0 | <text:s text:c="2"/>a = 0</text:p>
      <text:p text:style-name="P1">0 <text:s/>87 <text:s text:c="2"/>3 <text:s text:c="2"/>1 <text:s text:c="2"/>2 <text:s text:c="2"/>2 <text:s text:c="2"/>0 <text:s text:c="2"/>2 <text:s text:c="2"/>5 <text:s text:c="2"/>2 | <text:s text:c="2"/>b = 1</text:p>
      <text:p text:style-name="P1">0 <text:s text:c="2"/>3 <text:s/>71 <text:s text:c="2"/>3 <text:s text:c="2"/>1 <text:s text:c="2"/>1 <text:s text:c="2"/>1 <text:s text:c="2"/>1 <text:s text:c="2"/>5 <text:s text:c="2"/>1 | <text:s text:c="2"/>c = 2</text:p>
      <text:p text:style-name="P1">0 <text:s text:c="2"/>1 <text:s text:c="2"/>4 <text:s/>89 <text:s text:c="2"/>1 <text:s text:c="2"/>3 <text:s text:c="2"/>0 <text:s text:c="2"/>1 <text:s text:c="2"/>5 <text:s text:c="2"/>7 | <text:s text:c="2"/>d = 3</text:p>
      <text:p text:style-name="P1">0 <text:s text:c="2"/>4 <text:s text:c="2"/>1 <text:s text:c="2"/>1 <text:s/>81 <text:s text:c="2"/>2 <text:s text:c="2"/>7 <text:s text:c="2"/>2 <text:s text:c="2"/>2 <text:s text:c="2"/>5 | <text:s text:c="2"/>e = 4</text:p>
      <text:p text:style-name="P1">1 <text:s text:c="2"/>3 <text:s text:c="2"/>0 <text:s text:c="2"/>1 <text:s text:c="2"/>1 <text:s/>73 <text:s text:c="2"/>1 <text:s text:c="2"/>2 <text:s text:c="2"/>5 <text:s text:c="2"/>4 | <text:s text:c="2"/>f = 5</text:p>
      <text:p text:style-name="P1">0 <text:s text:c="2"/>0 <text:s text:c="2"/>1 <text:s text:c="2"/>1 <text:s text:c="2"/>1 <text:s text:c="2"/>1 102 <text:s text:c="2"/>0 <text:s text:c="2"/>1 <text:s text:c="2"/>0 | <text:s text:c="2"/>g = 6</text:p>
      <text:p text:style-name="P1">1 <text:s text:c="2"/>1 <text:s text:c="2"/>1 <text:s text:c="2"/>2 <text:s text:c="2"/>1 <text:s text:c="2"/>3 <text:s text:c="2"/>1 <text:s/>77 <text:s text:c="2"/>3 <text:s text:c="2"/>6 | <text:s text:c="2"/>h = 7</text:p>
      <text:p text:style-name="P1">0 <text:s text:c="2"/>4 <text:s text:c="2"/>6 <text:s text:c="2"/>6 <text:s text:c="2"/>2 <text:s text:c="2"/>1 <text:s text:c="2"/>2 <text:s text:c="2"/>2 <text:s/>69 <text:s text:c="2"/>3 | <text:s text:c="2"/>i = 8</text:p>
      <text:p text:style-name="P1">1 <text:s text:c="2"/>2 <text:s text:c="2"/>1 <text:s text:c="2"/>6 <text:s text:c="2"/>7 <text:s text:c="2"/>7 <text:s text:c="2"/>0 <text:s text:c="2"/>5 <text:s text:c="2"/>2 <text:s/>70 | <text:s text:c="2"/>j = 9</text:p>
      <text:p text:style-name="P1"/>
      <text:p text:style-name="P1"/>
      <text:p text:style-name="P1"><text:soft-page-break/>#######################################################################################################################################################################################################################################</text:p>
      <text:p text:style-name="P1">#18</text:p>
      <text:p text:style-name="P1"/>
      <text:p text:style-name="P1"/>
      <text:p text:style-name="P1">Size of the tree : 231</text:p>
      <text:p text:style-name="P1"/>
      <text:p text:style-name="P1">Time taken to build model: 0.03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8"/>815 <text:s text:c="14"/>81.5 <text:s text:c="3"/>%</text:p>
      <text:p text:style-name="P1">Incorrectly Classified Instances <text:s text:c="6"/>185 <text:s text:c="14"/>18.5 <text:s text:c="3"/>%</text:p>
      <text:p text:style-name="P1">Kappa statistic <text:s text:c="25"/>0.7943</text:p>
      <text:p text:style-name="P1">Mean absolute error <text:s text:c="21"/>0.037 </text:p>
      <text:p text:style-name="P1">Root mean squared error <text:s text:c="17"/>0.1924</text:p>
      <text:p text:style-name="P1">Relative absolute error <text:s text:c="16"/>20.5667 %</text:p>
      <text:p text:style-name="P1">Root relative squared error <text:s text:c="12"/>64.1346 %</text:p>
      <text:p text:style-name="P1">Total Number of Instances <text:s text:c="12"/>10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71 <text:s text:c="4"/>0.003 <text:s text:c="5"/>0.971 <text:s text:c="4"/>0.971 <text:s text:c="4"/>0.971 <text:s text:c="5"/>0.984 <text:s text:c="3"/>0</text:p>
      <text:p text:style-name="P1">0.827 <text:s text:c="4"/>0.022 <text:s text:c="5"/>0.811 <text:s text:c="4"/>0.827 <text:s text:c="4"/>0.819 <text:s text:c="5"/>0.902 <text:s text:c="3"/>1</text:p>
      <text:p text:style-name="P1">0.782 <text:s text:c="4"/>0.015 <text:s text:c="5"/>0.829 <text:s text:c="4"/>0.782 <text:s text:c="4"/>0.805 <text:s text:c="5"/>0.883 <text:s text:c="3"/>2</text:p>
      <text:p text:style-name="P1">0.82 <text:s text:c="5"/>0.021 <text:s text:c="5"/>0.827 <text:s text:c="4"/>0.82 <text:s text:c="5"/>0.824 <text:s text:c="5"/>0.899 <text:s text:c="3"/>3</text:p>
      <text:p text:style-name="P1">0.733 <text:s text:c="4"/>0.035 <text:s text:c="5"/>0.713 <text:s text:c="4"/>0.733 <text:s text:c="4"/>0.723 <text:s text:c="5"/>0.849 <text:s text:c="3"/>4</text:p>
      <text:p text:style-name="P1">0.846 <text:s text:c="4"/>0.019 <text:s text:c="5"/>0.819 <text:s text:c="4"/>0.846 <text:s text:c="4"/>0.832 <text:s text:c="5"/>0.914 <text:s text:c="3"/>5</text:p>
      <text:p text:style-name="P1">0.916 <text:s text:c="4"/>0.018 <text:s text:c="5"/>0.86 <text:s text:c="5"/>0.916 <text:s text:c="4"/>0.887 <text:s text:c="5"/>0.949 <text:s text:c="3"/>6</text:p>
      <text:p text:style-name="P1">0.76 <text:s text:c="5"/>0.019 <text:s text:c="5"/>0.811 <text:s text:c="4"/>0.76 <text:s text:c="5"/>0.785 <text:s text:c="5"/>0.871 <text:s text:c="3"/>7</text:p>
      <text:p text:style-name="P1">0.747 <text:s text:c="4"/>0.023 <text:s text:c="5"/>0.772 <text:s text:c="4"/>0.747 <text:s text:c="4"/>0.759 <text:s text:c="5"/>0.862 <text:s text:c="3"/>8</text:p>
      <text:p text:style-name="P1">0.733 <text:s text:c="4"/>0.03 <text:s text:c="6"/>0.733 <text:s text:c="4"/>0.733 <text:s text:c="4"/>0.733 <text:s text:c="5"/>0.851 <text:s text:c="3"/>9</text:p>
      <text:p text:style-name="P1">Weighted Avg. <text:s text:c="3"/>0.815 <text:s text:c="4"/>0.021 <text:s text:c="5"/>0.815 <text:s text:c="4"/>0.815 <text:s text:c="4"/>0.815 <text:s text:c="5"/>0.897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100 <text:s text:c="2"/>0 <text:s text:c="2"/>1 <text:s text:c="2"/>0 <text:s text:c="2"/>1 <text:s text:c="2"/>1 <text:s text:c="2"/>0 <text:s text:c="2"/>0 <text:s text:c="2"/>0 <text:s text:c="2"/>0 | <text:s text:c="2"/>a = 0</text:p>
      <text:p text:style-name="P1">0 <text:s/>86 <text:s text:c="2"/>4 <text:s text:c="2"/>2 <text:s text:c="2"/>4 <text:s text:c="2"/>3 <text:s text:c="2"/>3 <text:s text:c="2"/>0 <text:s text:c="2"/>1 <text:s text:c="2"/>1 | <text:s text:c="2"/>b = 1</text:p>
      <text:p text:style-name="P1">0 <text:s text:c="2"/>1 <text:s/>68 <text:s text:c="2"/>4 <text:s text:c="2"/>0 <text:s text:c="2"/>1 <text:s text:c="2"/>2 <text:s text:c="2"/>2 <text:s text:c="2"/>6 <text:s text:c="2"/>3 | <text:s text:c="2"/>c = 2</text:p>
      <text:p text:style-name="P1">0 <text:s text:c="2"/>3 <text:s text:c="2"/>2 <text:s/>91 <text:s text:c="2"/>2 <text:s text:c="2"/>1 <text:s text:c="2"/>0 <text:s text:c="2"/>1 <text:s text:c="2"/>4 <text:s text:c="2"/>7 | <text:s text:c="2"/>d = 3</text:p>
      <text:p text:style-name="P1">0 <text:s text:c="2"/>6 <text:s text:c="2"/>0 <text:s text:c="2"/>0 <text:s/>77 <text:s text:c="2"/>4 <text:s text:c="2"/>4 <text:s text:c="2"/>7 <text:s text:c="2"/>1 <text:s text:c="2"/>6 | <text:s text:c="2"/>e = 4</text:p>
      <text:p text:style-name="P1">1 <text:s text:c="2"/>2 <text:s text:c="2"/>2 <text:s text:c="2"/>3 <text:s text:c="2"/>2 <text:s/>77 <text:s text:c="2"/>2 <text:s text:c="2"/>0 <text:s text:c="2"/>1 <text:s text:c="2"/>1 | <text:s text:c="2"/>f = 5</text:p>
      <text:p text:style-name="P1">0 <text:s text:c="2"/>3 <text:s text:c="2"/>0 <text:s text:c="2"/>0 <text:s text:c="2"/>4 <text:s text:c="2"/>1 <text:s/>98 <text:s text:c="2"/>0 <text:s text:c="2"/>1 <text:s text:c="2"/>0 | <text:s text:c="2"/>g = 6</text:p>
      <text:p text:style-name="P1">0 <text:s text:c="2"/>1 <text:s text:c="2"/>2 <text:s text:c="2"/>2 <text:s text:c="2"/>7 <text:s text:c="2"/>2 <text:s text:c="2"/>0 <text:s/>73 <text:s text:c="2"/>3 <text:s text:c="2"/>6 | <text:s text:c="2"/>h = 7</text:p>
      <text:p text:style-name="P1">0 <text:s text:c="2"/>3 <text:s text:c="2"/>2 <text:s text:c="2"/>4 <text:s text:c="2"/>4 <text:s text:c="2"/>1 <text:s text:c="2"/>5 <text:s text:c="2"/>2 <text:s/>71 <text:s text:c="2"/>3 | <text:s text:c="2"/>i = 8</text:p>
      <text:p text:style-name="P1">2 <text:s text:c="2"/>1 <text:s text:c="2"/>1 <text:s text:c="2"/>4 <text:s text:c="2"/>7 <text:s text:c="2"/>3 <text:s text:c="2"/>0 <text:s text:c="2"/>5 <text:s text:c="2"/>4 <text:s/>74 | <text:s text:c="2"/>j = 9</text:p>
      <text:p text:style-name="P1"/>
      <text:p text:style-name="P1"/>
      <text:p text:style-name="P1"><text:soft-page-break/>#######################################################################################################################################################################################################################################</text:p>
      <text:p text:style-name="P1">#21</text:p>
      <text:p text:style-name="P1"/>
      <text:p text:style-name="P1">Size of the tree : 235</text:p>
      <text:p text:style-name="P1"/>
      <text:p text:style-name="P1">Time taken to build model: 0.02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8"/>811 <text:s text:c="14"/>81.1 <text:s text:c="3"/>%</text:p>
      <text:p text:style-name="P1">Incorrectly Classified Instances <text:s text:c="6"/>189 <text:s text:c="14"/>18.9 <text:s text:c="3"/>%</text:p>
      <text:p text:style-name="P1">Kappa statistic <text:s text:c="25"/>0.7899</text:p>
      <text:p text:style-name="P1">Mean absolute error <text:s text:c="21"/>0.0378</text:p>
      <text:p text:style-name="P1">Root mean squared error <text:s text:c="17"/>0.1944</text:p>
      <text:p text:style-name="P1">Relative absolute error <text:s text:c="16"/>21.0113 %</text:p>
      <text:p text:style-name="P1">Root relative squared error <text:s text:c="12"/>64.8243 %</text:p>
      <text:p text:style-name="P1">Total Number of Instances <text:s text:c="12"/>10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32 <text:s text:c="4"/>0.002 <text:s text:c="5"/>0.98 <text:s text:c="5"/>0.932 <text:s text:c="4"/>0.955 <text:s text:c="5"/>0.965 <text:s text:c="3"/>0</text:p>
      <text:p text:style-name="P1">0.856 <text:s text:c="4"/>0.033 <text:s text:c="5"/>0.748 <text:s text:c="4"/>0.856 <text:s text:c="4"/>0.798 <text:s text:c="5"/>0.911 <text:s text:c="3"/>1</text:p>
      <text:p text:style-name="P1">0.793 <text:s text:c="4"/>0.019 <text:s text:c="5"/>0.802 <text:s text:c="4"/>0.793 <text:s text:c="4"/>0.798 <text:s text:c="5"/>0.887 <text:s text:c="3"/>2</text:p>
      <text:p text:style-name="P1">0.748 <text:s text:c="4"/>0.027 <text:s text:c="5"/>0.776 <text:s text:c="4"/>0.748 <text:s text:c="4"/>0.761 <text:s text:c="5"/>0.86 <text:s text:c="4"/>3</text:p>
      <text:p text:style-name="P1">0.781 <text:s text:c="4"/>0.021 <text:s text:c="5"/>0.812 <text:s text:c="4"/>0.781 <text:s text:c="4"/>0.796 <text:s text:c="5"/>0.88 <text:s text:c="4"/>4</text:p>
      <text:p text:style-name="P1">0.824 <text:s text:c="4"/>0.01 <text:s text:c="6"/>0.893 <text:s text:c="4"/>0.824 <text:s text:c="4"/>0.857 <text:s text:c="5"/>0.907 <text:s text:c="3"/>5</text:p>
      <text:p text:style-name="P1">0.953 <text:s text:c="4"/>0.011 <text:s text:c="5"/>0.911 <text:s text:c="4"/>0.953 <text:s text:c="4"/>0.932 <text:s text:c="5"/>0.971 <text:s text:c="3"/>6</text:p>
      <text:p text:style-name="P1">0.813 <text:s text:c="4"/>0.022 <text:s text:c="5"/>0.796 <text:s text:c="4"/>0.813 <text:s text:c="4"/>0.804 <text:s text:c="5"/>0.895 <text:s text:c="3"/>7</text:p>
      <text:p text:style-name="P1">0.737 <text:s text:c="4"/>0.022 <text:s text:c="5"/>0.778 <text:s text:c="4"/>0.737 <text:s text:c="4"/>0.757 <text:s text:c="5"/>0.857 <text:s text:c="3"/>8</text:p>
      <text:p text:style-name="P1">0.663 <text:s text:c="4"/>0.042 <text:s text:c="5"/>0.638 <text:s text:c="4"/>0.663 <text:s text:c="4"/>0.65 <text:s text:c="6"/>0.811 <text:s text:c="3"/>9</text:p>
      <text:p text:style-name="P1">Weighted Avg. <text:s text:c="3"/>0.811 <text:s text:c="4"/>0.021 <text:s text:c="5"/>0.813 <text:s text:c="4"/>0.811 <text:s text:c="4"/>0.811 <text:s text:c="5"/>0.895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96 <text:s text:c="2"/>1 <text:s text:c="2"/>1 <text:s text:c="2"/>0 <text:s text:c="2"/>2 <text:s text:c="2"/>1 <text:s text:c="2"/>1 <text:s text:c="2"/>0 <text:s text:c="2"/>0 <text:s text:c="2"/>1 | <text:s text:c="2"/>a = 0</text:p>
      <text:p text:style-name="P1">0 <text:s/>89 <text:s text:c="2"/>2 <text:s text:c="2"/>2 <text:s text:c="2"/>2 <text:s text:c="2"/>1 <text:s text:c="2"/>1 <text:s text:c="2"/>2 <text:s text:c="2"/>1 <text:s text:c="2"/>4 | <text:s text:c="2"/>b = 1</text:p>
      <text:p text:style-name="P1">0 <text:s text:c="2"/>3 <text:s/>69 <text:s text:c="2"/>3 <text:s text:c="2"/>0 <text:s text:c="2"/>1 <text:s text:c="2"/>3 <text:s text:c="2"/>1 <text:s text:c="2"/>7 <text:s text:c="2"/>0 | <text:s text:c="2"/>c = 2</text:p>
      <text:p text:style-name="P1">0 <text:s text:c="2"/>4 <text:s text:c="2"/>3 <text:s/>83 <text:s text:c="2"/>0 <text:s text:c="2"/>2 <text:s text:c="2"/>0 <text:s text:c="2"/>7 <text:s text:c="2"/>3 <text:s text:c="2"/>9 | <text:s text:c="2"/>d = 3</text:p>
      <text:p text:style-name="P1">0 <text:s text:c="2"/>9 <text:s text:c="2"/>0 <text:s text:c="2"/>0 <text:s/>82 <text:s text:c="2"/>0 <text:s text:c="2"/>5 <text:s text:c="2"/>1 <text:s text:c="2"/>0 <text:s text:c="2"/>8 | <text:s text:c="2"/>e = 4</text:p>
      <text:p text:style-name="P1">1 <text:s text:c="2"/>1 <text:s text:c="2"/>1 <text:s text:c="2"/>4 <text:s text:c="2"/>0 <text:s/>75 <text:s text:c="2"/>0 <text:s text:c="2"/>1 <text:s text:c="2"/>3 <text:s text:c="2"/>5 | <text:s text:c="2"/>f = 5</text:p>
      <text:p text:style-name="P1">0 <text:s text:c="2"/>2 <text:s text:c="2"/>1 <text:s text:c="2"/>0 <text:s text:c="2"/>1 <text:s text:c="2"/>0 102 <text:s text:c="2"/>0 <text:s text:c="2"/>1 <text:s text:c="2"/>0 | <text:s text:c="2"/>g = 6</text:p>
      <text:p text:style-name="P1">0 <text:s text:c="2"/>1 <text:s text:c="2"/>1 <text:s text:c="2"/>4 <text:s text:c="2"/>5 <text:s text:c="2"/>0 <text:s text:c="2"/>0 <text:s/>78 <text:s text:c="2"/>1 <text:s text:c="2"/>6 | <text:s text:c="2"/>h = 7</text:p>
      <text:p text:style-name="P1">0 <text:s text:c="2"/>5 <text:s text:c="2"/>4 <text:s text:c="2"/>3 <text:s text:c="2"/>5 <text:s text:c="2"/>1 <text:s text:c="2"/>0 <text:s text:c="2"/>2 <text:s/>70 <text:s text:c="2"/>5 | <text:s text:c="2"/>i = 8</text:p>
      <text:p text:style-name="P1">1 <text:s text:c="2"/>4 <text:s text:c="2"/>4 <text:s text:c="2"/>8 <text:s text:c="2"/>4 <text:s text:c="2"/>3 <text:s text:c="2"/>0 <text:s text:c="2"/>6 <text:s text:c="2"/>4 <text:s/>67 | <text:s text:c="2"/>j = 9</text:p>
      <text:p text:style-name="P1"/>
      <text:p text:style-name="P1"/>
      <text:p text:style-name="P1"><text:soft-page-break/>#######################################################################################################################################################################################################################################</text:p>
      <text:p text:style-name="P1">#30</text:p>
      <text:p text:style-name="P1"/>
      <text:p text:style-name="P1">Size of the tree : 205</text:p>
      <text:p text:style-name="P1"/>
      <text:p text:style-name="P1">Time taken to build model: 0.02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8"/>848 <text:s text:c="14"/>84.8 <text:s text:c="3"/>%</text:p>
      <text:p text:style-name="P1">Incorrectly Classified Instances <text:s text:c="6"/>152 <text:s text:c="14"/>15.2 <text:s text:c="3"/>%</text:p>
      <text:p text:style-name="P1">Kappa statistic <text:s text:c="25"/>0.831 </text:p>
      <text:p text:style-name="P1">Mean absolute error <text:s text:c="21"/>0.0304</text:p>
      <text:p text:style-name="P1">Root mean squared error <text:s text:c="17"/>0.1744</text:p>
      <text:p text:style-name="P1">Relative absolute error <text:s text:c="16"/>16.898 <text:s/>%</text:p>
      <text:p text:style-name="P1">Root relative squared error <text:s text:c="12"/>58.1338 %</text:p>
      <text:p text:style-name="P1">Total Number of Instances <text:s text:c="12"/>10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71 <text:s text:c="4"/>0.003 <text:s text:c="5"/>0.971 <text:s text:c="4"/>0.971 <text:s text:c="4"/>0.971 <text:s text:c="5"/>0.984 <text:s text:c="3"/>0</text:p>
      <text:p text:style-name="P1">0.904 <text:s text:c="4"/>0.021 <text:s text:c="5"/>0.832 <text:s text:c="4"/>0.904 <text:s text:c="4"/>0.866 <text:s text:c="5"/>0.941 <text:s text:c="3"/>1</text:p>
      <text:p text:style-name="P1">0.77 <text:s text:c="5"/>0.009 <text:s text:c="5"/>0.893 <text:s text:c="4"/>0.77 <text:s text:c="5"/>0.827 <text:s text:c="5"/>0.881 <text:s text:c="3"/>2</text:p>
      <text:p text:style-name="P1">0.82 <text:s text:c="5"/>0.02 <text:s text:c="6"/>0.835 <text:s text:c="4"/>0.82 <text:s text:c="5"/>0.827 <text:s text:c="5"/>0.9 <text:s text:c="5"/>3</text:p>
      <text:p text:style-name="P1">0.79 <text:s text:c="5"/>0.017 <text:s text:c="5"/>0.847 <text:s text:c="4"/>0.79 <text:s text:c="5"/>0.818 <text:s text:c="5"/>0.887 <text:s text:c="3"/>4</text:p>
      <text:p text:style-name="P1">0.813 <text:s text:c="4"/>0.011 <text:s text:c="5"/>0.881 <text:s text:c="4"/>0.813 <text:s text:c="4"/>0.846 <text:s text:c="5"/>0.901 <text:s text:c="3"/>5</text:p>
      <text:p text:style-name="P1">0.972 <text:s text:c="4"/>0.01 <text:s text:c="6"/>0.92 <text:s text:c="5"/>0.972 <text:s text:c="4"/>0.945 <text:s text:c="5"/>0.981 <text:s text:c="3"/>6</text:p>
      <text:p text:style-name="P1">0.865 <text:s text:c="4"/>0.019 <text:s text:c="5"/>0.83 <text:s text:c="5"/>0.865 <text:s text:c="4"/>0.847 <text:s text:c="5"/>0.923 <text:s text:c="3"/>7</text:p>
      <text:p text:style-name="P1">0.8 <text:s text:c="6"/>0.027 <text:s text:c="5"/>0.76 <text:s text:c="5"/>0.8 <text:s text:c="6"/>0.779 <text:s text:c="5"/>0.887 <text:s text:c="3"/>8</text:p>
      <text:p text:style-name="P1">0.752 <text:s text:c="4"/>0.032 <text:s text:c="5"/>0.724 <text:s text:c="4"/>0.752 <text:s text:c="4"/>0.738 <text:s text:c="5"/>0.86 <text:s text:c="4"/>9</text:p>
      <text:p text:style-name="P1">Weighted Avg. <text:s text:c="3"/>0.848 <text:s text:c="4"/>0.017 <text:s text:c="5"/>0.849 <text:s text:c="4"/>0.848 <text:s text:c="4"/>0.848 <text:s text:c="5"/>0.916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100 <text:s text:c="2"/>0 <text:s text:c="2"/>0 <text:s text:c="2"/>0 <text:s text:c="2"/>2 <text:s text:c="2"/>0 <text:s text:c="2"/>0 <text:s text:c="2"/>1 <text:s text:c="2"/>0 <text:s text:c="2"/>0 | <text:s text:c="2"/>a = 0</text:p>
      <text:p text:style-name="P1">0 <text:s/>94 <text:s text:c="2"/>0 <text:s text:c="2"/>3 <text:s text:c="2"/>1 <text:s text:c="2"/>1 <text:s text:c="2"/>1 <text:s text:c="2"/>0 <text:s text:c="2"/>2 <text:s text:c="2"/>2 | <text:s text:c="2"/>b = 1</text:p>
      <text:p text:style-name="P1">0 <text:s text:c="2"/>3 <text:s/>67 <text:s text:c="2"/>5 <text:s text:c="2"/>0 <text:s text:c="2"/>0 <text:s text:c="2"/>1 <text:s text:c="2"/>2 <text:s text:c="2"/>5 <text:s text:c="2"/>4 | <text:s text:c="2"/>c = 2</text:p>
      <text:p text:style-name="P1">0 <text:s text:c="2"/>1 <text:s text:c="2"/>1 <text:s/>91 <text:s text:c="2"/>1 <text:s text:c="2"/>2 <text:s text:c="2"/>0 <text:s text:c="2"/>3 <text:s text:c="2"/>3 <text:s text:c="2"/>9 | <text:s text:c="2"/>d = 3</text:p>
      <text:p text:style-name="P1">0 <text:s text:c="2"/>4 <text:s text:c="2"/>0 <text:s text:c="2"/>0 <text:s/>83 <text:s text:c="2"/>0 <text:s text:c="2"/>5 <text:s text:c="2"/>5 <text:s text:c="2"/>1 <text:s text:c="2"/>7 | <text:s text:c="2"/>e = 4</text:p>
      <text:p text:style-name="P1">1 <text:s text:c="2"/>3 <text:s text:c="2"/>1 <text:s text:c="2"/>3 <text:s text:c="2"/>1 <text:s/>74 <text:s text:c="2"/>0 <text:s text:c="2"/>2 <text:s text:c="2"/>1 <text:s text:c="2"/>5 | <text:s text:c="2"/>f = 5</text:p>
      <text:p text:style-name="P1">0 <text:s text:c="2"/>1 <text:s text:c="2"/>0 <text:s text:c="2"/>0 <text:s text:c="2"/>0 <text:s text:c="2"/>0 104 <text:s text:c="2"/>0 <text:s text:c="2"/>2 <text:s text:c="2"/>0 | <text:s text:c="2"/>g = 6</text:p>
      <text:p text:style-name="P1">0 <text:s text:c="2"/>1 <text:s text:c="2"/>2 <text:s text:c="2"/>1 <text:s text:c="2"/>2 <text:s text:c="2"/>2 <text:s text:c="2"/>0 <text:s/>83 <text:s text:c="2"/>3 <text:s text:c="2"/>2 | <text:s text:c="2"/>h = 7</text:p>
      <text:p text:style-name="P1">0 <text:s text:c="2"/>3 <text:s text:c="2"/>4 <text:s text:c="2"/>3 <text:s text:c="2"/>3 <text:s text:c="2"/>3 <text:s text:c="2"/>2 <text:s text:c="2"/>1 <text:s/>76 <text:s text:c="2"/>0 | <text:s text:c="2"/>i = 8</text:p>
      <text:p text:style-name="P1">2 <text:s text:c="2"/>3 <text:s text:c="2"/>0 <text:s text:c="2"/>3 <text:s text:c="2"/>5 <text:s text:c="2"/>2 <text:s text:c="2"/>0 <text:s text:c="2"/>3 <text:s text:c="2"/>7 <text:s/>76 | <text:s text:c="2"/>j = 9</text:p>
      <text:p text:style-name="P1"/>
      <text:p text:style-name="P1"><text:soft-page-break/>#######################################################################################################################################################################################################################################</text:p>
      <text:p text:style-name="P1">#50</text:p>
      <text:p text:style-name="P1"/>
      <text:p text:style-name="P1">Size of the tree : 193</text:p>
      <text:p text:style-name="P1"/>
      <text:p text:style-name="P1">Time taken to build model: 0.04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8"/>835 <text:s text:c="14"/>83.5 <text:s text:c="3"/>%</text:p>
      <text:p text:style-name="P1">Incorrectly Classified Instances <text:s text:c="6"/>165 <text:s text:c="14"/>16.5 <text:s text:c="3"/>%</text:p>
      <text:p text:style-name="P1">Kappa statistic <text:s text:c="25"/>0.8166</text:p>
      <text:p text:style-name="P1">Mean absolute error <text:s text:c="21"/>0.033 </text:p>
      <text:p text:style-name="P1">Root mean squared error <text:s text:c="17"/>0.1817</text:p>
      <text:p text:style-name="P1">Relative absolute error <text:s text:c="16"/>18.3432 %</text:p>
      <text:p text:style-name="P1">Root relative squared error <text:s text:c="12"/>60.5688 %</text:p>
      <text:p text:style-name="P1">Total Number of Instances <text:s text:c="12"/>10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51 <text:s text:c="4"/>0.004 <text:s text:c="5"/>0.961 <text:s text:c="4"/>0.951 <text:s text:c="4"/>0.956 <text:s text:c="5"/>0.973 <text:s text:c="3"/>0</text:p>
      <text:p text:style-name="P1">0.788 <text:s text:c="4"/>0.032 <text:s text:c="5"/>0.739 <text:s text:c="4"/>0.788 <text:s text:c="4"/>0.763 <text:s text:c="5"/>0.878 <text:s text:c="3"/>1</text:p>
      <text:p text:style-name="P1">0.828 <text:s text:c="4"/>0.02 <text:s text:c="6"/>0.8 <text:s text:c="6"/>0.828 <text:s text:c="4"/>0.814 <text:s text:c="5"/>0.904 <text:s text:c="3"/>2</text:p>
      <text:p text:style-name="P1">0.82 <text:s text:c="5"/>0.022 <text:s text:c="5"/>0.82 <text:s text:c="5"/>0.82 <text:s text:c="5"/>0.82 <text:s text:c="6"/>0.899 <text:s text:c="3"/>3</text:p>
      <text:p text:style-name="P1">0.752 <text:s text:c="4"/>0.02 <text:s text:c="6"/>0.814 <text:s text:c="4"/>0.752 <text:s text:c="4"/>0.782 <text:s text:c="5"/>0.866 <text:s text:c="3"/>4</text:p>
      <text:p text:style-name="P1">0.813 <text:s text:c="4"/>0.009 <text:s text:c="5"/>0.902 <text:s text:c="4"/>0.813 <text:s text:c="4"/>0.855 <text:s text:c="5"/>0.902 <text:s text:c="3"/>5</text:p>
      <text:p text:style-name="P1">0.981 <text:s text:c="4"/>0.006 <text:s text:c="5"/>0.955 <text:s text:c="4"/>0.981 <text:s text:c="4"/>0.968 <text:s text:c="5"/>0.988 <text:s text:c="3"/>6</text:p>
      <text:p text:style-name="P1">0.885 <text:s text:c="4"/>0.019 <text:s text:c="5"/>0.833 <text:s text:c="4"/>0.885 <text:s text:c="4"/>0.859 <text:s text:c="5"/>0.933 <text:s text:c="3"/>7</text:p>
      <text:p text:style-name="P1">0.811 <text:s text:c="4"/>0.02 <text:s text:c="6"/>0.811 <text:s text:c="4"/>0.811 <text:s text:c="4"/>0.811 <text:s text:c="5"/>0.895 <text:s text:c="3"/>8</text:p>
      <text:p text:style-name="P1">0.713 <text:s text:c="4"/>0.031 <text:s text:c="5"/>0.72 <text:s text:c="5"/>0.713 <text:s text:c="4"/>0.716 <text:s text:c="5"/>0.841 <text:s text:c="3"/>9</text:p>
      <text:p text:style-name="P1">Weighted Avg. <text:s text:c="3"/>0.835 <text:s text:c="4"/>0.018 <text:s text:c="5"/>0.836 <text:s text:c="4"/>0.835 <text:s text:c="4"/>0.835 <text:s text:c="5"/>0.908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98 <text:s text:c="2"/>0 <text:s text:c="2"/>0 <text:s text:c="2"/>1 <text:s text:c="2"/>2 <text:s text:c="2"/>0 <text:s text:c="2"/>0 <text:s text:c="2"/>1 <text:s text:c="2"/>0 <text:s text:c="2"/>1 | <text:s text:c="2"/>a = 0</text:p>
      <text:p text:style-name="P1">0 <text:s/>82 <text:s text:c="2"/>4 <text:s text:c="2"/>4 <text:s text:c="2"/>5 <text:s text:c="2"/>2 <text:s text:c="2"/>0 <text:s text:c="2"/>2 <text:s text:c="2"/>4 <text:s text:c="2"/>1 | <text:s text:c="2"/>b = 1</text:p>
      <text:p text:style-name="P1">0 <text:s text:c="2"/>3 <text:s/>72 <text:s text:c="2"/>3 <text:s text:c="2"/>0 <text:s text:c="2"/>1 <text:s text:c="2"/>1 <text:s text:c="2"/>1 <text:s text:c="2"/>5 <text:s text:c="2"/>1 | <text:s text:c="2"/>c = 2</text:p>
      <text:p text:style-name="P1">0 <text:s text:c="2"/>3 <text:s text:c="2"/>3 <text:s/>91 <text:s text:c="2"/>0 <text:s text:c="2"/>1 <text:s text:c="2"/>0 <text:s text:c="2"/>1 <text:s text:c="2"/>5 <text:s text:c="2"/>7 | <text:s text:c="2"/>d = 3</text:p>
      <text:p text:style-name="P1">1 <text:s text:c="2"/>6 <text:s text:c="2"/>0 <text:s text:c="2"/>1 <text:s/>79 <text:s text:c="2"/>0 <text:s text:c="2"/>2 <text:s text:c="2"/>7 <text:s text:c="2"/>2 <text:s text:c="2"/>7 | <text:s text:c="2"/>e = 4</text:p>
      <text:p text:style-name="P1">0 <text:s text:c="2"/>3 <text:s text:c="2"/>2 <text:s text:c="2"/>2 <text:s text:c="2"/>0 <text:s/>74 <text:s text:c="2"/>1 <text:s text:c="2"/>0 <text:s text:c="2"/>0 <text:s text:c="2"/>9 | <text:s text:c="2"/>f = 5</text:p>
      <text:p text:style-name="P1">0 <text:s text:c="2"/>1 <text:s text:c="2"/>0 <text:s text:c="2"/>0 <text:s text:c="2"/>1 <text:s text:c="2"/>0 105 <text:s text:c="2"/>0 <text:s text:c="2"/>0 <text:s text:c="2"/>0 | <text:s text:c="2"/>g = 6</text:p>
      <text:p text:style-name="P1">0 <text:s text:c="2"/>2 <text:s text:c="2"/>2 <text:s text:c="2"/>1 <text:s text:c="2"/>2 <text:s text:c="2"/>1 <text:s text:c="2"/>0 <text:s/>85 <text:s text:c="2"/>2 <text:s text:c="2"/>1 | <text:s text:c="2"/>h = 7</text:p>
      <text:p text:style-name="P1">1 <text:s text:c="2"/>6 <text:s text:c="2"/>4 <text:s text:c="2"/>0 <text:s text:c="2"/>3 <text:s text:c="2"/>1 <text:s text:c="2"/>1 <text:s text:c="2"/>1 <text:s/>77 <text:s text:c="2"/>1 | <text:s text:c="2"/>i = 8</text:p>
      <text:p text:style-name="P1">2 <text:s text:c="2"/>5 <text:s text:c="2"/>3 <text:s text:c="2"/>8 <text:s text:c="2"/>5 <text:s text:c="2"/>2 <text:s text:c="2"/>0 <text:s text:c="2"/>4 <text:s text:c="2"/>0 <text:s/>72 | <text:s text:c="2"/>j = 9</text:p>
      <text:p text:style-name="P1"/>
      <text:p text:style-name="P1"/>
      <text:p text:style-name="P1"/>
      <text:p text:style-name="P1"><text:soft-page-break/>#######################################################################################################################################################################################################################################</text:p>
      <text:p text:style-name="P1">#100</text:p>
      <text:p text:style-name="P1"/>
      <text:p text:style-name="P1"/>
      <text:p text:style-name="P1">Size of the tree : 199</text:p>
      <text:p text:style-name="P1"/>
      <text:p text:style-name="P1">Time taken to build model: 0.03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8"/>840 <text:s text:c="14"/>84 <text:s text:c="5"/>%</text:p>
      <text:p text:style-name="P1">Incorrectly Classified Instances <text:s text:c="6"/>160 <text:s text:c="14"/>16 <text:s text:c="5"/>%</text:p>
      <text:p text:style-name="P1">Kappa statistic <text:s text:c="25"/>0.8221</text:p>
      <text:p text:style-name="P1">Mean absolute error <text:s text:c="21"/>0.032 </text:p>
      <text:p text:style-name="P1">Root mean squared error <text:s text:c="17"/>0.1789</text:p>
      <text:p text:style-name="P1">Relative absolute error <text:s text:c="16"/>17.7874 %</text:p>
      <text:p text:style-name="P1">Root relative squared error <text:s text:c="12"/>59.644 <text:s/>%</text:p>
      <text:p text:style-name="P1">Total Number of Instances <text:s text:c="12"/>10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71 <text:s text:c="4"/>0.008 <text:s text:c="5"/>0.935 <text:s text:c="4"/>0.971 <text:s text:c="4"/>0.952 <text:s text:c="5"/>0.982 <text:s text:c="3"/>0</text:p>
      <text:p text:style-name="P1">0.817 <text:s text:c="4"/>0.031 <text:s text:c="5"/>0.752 <text:s text:c="4"/>0.817 <text:s text:c="4"/>0.783 <text:s text:c="5"/>0.893 <text:s text:c="3"/>1</text:p>
      <text:p text:style-name="P1">0.805 <text:s text:c="4"/>0.016 <text:s text:c="5"/>0.824 <text:s text:c="4"/>0.805 <text:s text:c="4"/>0.814 <text:s text:c="5"/>0.894 <text:s text:c="3"/>2</text:p>
      <text:p text:style-name="P1">0.82 <text:s text:c="5"/>0.021 <text:s text:c="5"/>0.827 <text:s text:c="4"/>0.82 <text:s text:c="5"/>0.824 <text:s text:c="5"/>0.899 <text:s text:c="3"/>3</text:p>
      <text:p text:style-name="P1">0.771 <text:s text:c="4"/>0.016 <text:s text:c="5"/>0.853 <text:s text:c="4"/>0.771 <text:s text:c="4"/>0.81 <text:s text:c="6"/>0.878 <text:s text:c="3"/>4</text:p>
      <text:p text:style-name="P1">0.813 <text:s text:c="4"/>0.011 <text:s text:c="5"/>0.881 <text:s text:c="4"/>0.813 <text:s text:c="4"/>0.846 <text:s text:c="5"/>0.901 <text:s text:c="3"/>5</text:p>
      <text:p text:style-name="P1">0.981 <text:s text:c="4"/>0.006 <text:s text:c="5"/>0.955 <text:s text:c="4"/>0.981 <text:s text:c="4"/>0.968 <text:s text:c="5"/>0.988 <text:s text:c="3"/>6</text:p>
      <text:p text:style-name="P1">0.885 <text:s text:c="4"/>0.014 <text:s text:c="5"/>0.867 <text:s text:c="4"/>0.885 <text:s text:c="4"/>0.876 <text:s text:c="5"/>0.936 <text:s text:c="3"/>7</text:p>
      <text:p text:style-name="P1">0.779 <text:s text:c="4"/>0.023 <text:s text:c="5"/>0.779 <text:s text:c="4"/>0.779 <text:s text:c="4"/>0.779 <text:s text:c="5"/>0.878 <text:s text:c="3"/>8</text:p>
      <text:p text:style-name="P1">0.743 <text:s text:c="4"/>0.031 <text:s text:c="5"/>0.728 <text:s text:c="4"/>0.743 <text:s text:c="4"/>0.735 <text:s text:c="5"/>0.856 <text:s text:c="3"/>9</text:p>
      <text:p text:style-name="P1">Weighted Avg. <text:s text:c="3"/>0.84 <text:s text:c="5"/>0.018 <text:s text:c="5"/>0.841 <text:s text:c="4"/>0.84 <text:s text:c="5"/>0.84 <text:s text:c="6"/>0.911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100 <text:s text:c="2"/>0 <text:s text:c="2"/>0 <text:s text:c="2"/>1 <text:s text:c="2"/>2 <text:s text:c="2"/>0 <text:s text:c="2"/>0 <text:s text:c="2"/>0 <text:s text:c="2"/>0 <text:s text:c="2"/>0 | <text:s text:c="2"/>a = 0</text:p>
      <text:p text:style-name="P1">0 <text:s/>85 <text:s text:c="2"/>4 <text:s text:c="2"/>3 <text:s text:c="2"/>4 <text:s text:c="2"/>0 <text:s text:c="2"/>0 <text:s text:c="2"/>2 <text:s text:c="2"/>5 <text:s text:c="2"/>1 | <text:s text:c="2"/>b = 1</text:p>
      <text:p text:style-name="P1">1 <text:s text:c="2"/>2 <text:s/>70 <text:s text:c="2"/>3 <text:s text:c="2"/>0 <text:s text:c="2"/>1 <text:s text:c="2"/>1 <text:s text:c="2"/>1 <text:s text:c="2"/>6 <text:s text:c="2"/>2 | <text:s text:c="2"/>c = 2</text:p>
      <text:p text:style-name="P1">1 <text:s text:c="2"/>2 <text:s text:c="2"/>3 <text:s/>91 <text:s text:c="2"/>0 <text:s text:c="2"/>3 <text:s text:c="2"/>0 <text:s text:c="2"/>2 <text:s text:c="2"/>2 <text:s text:c="2"/>7 | <text:s text:c="2"/>d = 3</text:p>
      <text:p text:style-name="P1">2 <text:s text:c="2"/>7 <text:s text:c="2"/>0 <text:s text:c="2"/>1 <text:s/>81 <text:s text:c="2"/>0 <text:s text:c="2"/>2 <text:s text:c="2"/>3 <text:s text:c="2"/>4 <text:s text:c="2"/>5 | <text:s text:c="2"/>e = 4</text:p>
      <text:p text:style-name="P1">1 <text:s text:c="2"/>3 <text:s text:c="2"/>1 <text:s text:c="2"/>1 <text:s text:c="2"/>0 <text:s/>74 <text:s text:c="2"/>1 <text:s text:c="2"/>0 <text:s text:c="2"/>0 <text:s/>10 | <text:s text:c="2"/>f = 5</text:p>
      <text:p text:style-name="P1">0 <text:s text:c="2"/>1 <text:s text:c="2"/>0 <text:s text:c="2"/>0 <text:s text:c="2"/>1 <text:s text:c="2"/>0 105 <text:s text:c="2"/>0 <text:s text:c="2"/>0 <text:s text:c="2"/>0 | <text:s text:c="2"/>g = 6</text:p>
      <text:p text:style-name="P1">0 <text:s text:c="2"/>2 <text:s text:c="2"/>0 <text:s text:c="2"/>2 <text:s text:c="2"/>2 <text:s text:c="2"/>1 <text:s text:c="2"/>0 <text:s/>85 <text:s text:c="2"/>3 <text:s text:c="2"/>1 | <text:s text:c="2"/>h = 7</text:p>
      <text:p text:style-name="P1">0 <text:s text:c="2"/>7 <text:s text:c="2"/>5 <text:s text:c="2"/>1 <text:s text:c="2"/>2 <text:s text:c="2"/>1 <text:s text:c="2"/>1 <text:s text:c="2"/>2 <text:s/>74 <text:s text:c="2"/>2 | <text:s text:c="2"/>i = 8</text:p>
      <text:p text:style-name="P1">2 <text:s text:c="2"/>4 <text:s text:c="2"/>2 <text:s text:c="2"/>7 <text:s text:c="2"/>3 <text:s text:c="2"/>4 <text:s text:c="2"/>0 <text:s text:c="2"/>3 <text:s text:c="2"/>1 <text:s/>75 | <text:s text:c="2"/>j = 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3:00:38.425510408</meta:creation-date>
    <dc:date>2016-12-03T03:01:00.962096175</dc:date>
    <meta:editing-duration>PT23S</meta:editing-duration>
    <meta:editing-cycles>1</meta:editing-cycles>
    <meta:document-statistic meta:table-count="0" meta:image-count="0" meta:object-count="0" meta:page-count="8" meta:paragraph-count="312" meta:word-count="2504" meta:character-count="16774" meta:non-whitespace-character-count="9415"/>
    <meta:generator>LibreOffice/5.2.2.2$Linux_X86_64 LibreOffice_project/20m0$Build-2</meta:generator>
  </office:meta>
</office:document-meta>
</file>